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svg:stroke-color="#cccccc" draw:fill="solid" draw:fill-color="#e6e6e6" draw:textarea-horizontal-align="left" draw:textarea-vertical-align="top" draw:auto-grow-height="false" fo:padding-top="0.483cm" fo:padding-bottom="0.584cm"/>
    </style:style>
    <style:style style:name="gr2" style:family="graphic" style:parent-style-name="standard">
      <style:graphic-properties svg:stroke-color="#000000" draw:fill="solid" draw:fill-color="#e6e6e6" draw:textarea-horizontal-align="left" draw:textarea-vertical-align="top" draw:auto-grow-height="false" fo:padding-top="0.076cm" fo:padding-left="0.203cm" fo:padding-right="0.203cm"/>
    </style:style>
    <style:style style:name="gr3" style:family="graphic" style:parent-style-name="standard">
      <style:graphic-properties draw:fill="solid" draw:fill-color="#e6e6e6" draw:textarea-horizontal-align="left" draw:textarea-vertical-align="bottom" draw:auto-grow-height="false"/>
    </style:style>
    <style:style style:name="gr4" style:family="graphic" style:parent-style-name="standard">
      <style:graphic-properties draw:stroke="none" svg:stroke-color="#999999" draw:fill="none" draw:fill-color="#ffffff" fo:min-height="0.635cm"/>
    </style:style>
    <style:style style:name="gr5" style:family="graphic" style:parent-style-name="standard">
      <style:graphic-properties svg:stroke-width="0.051cm" draw:marker-start-width="0.076cm" draw:marker-end="Arrowheads_20_1" draw:marker-end-width="0.254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Arrow_20_Text">
      <style:graphic-properties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dash" draw:stroke-dash="Dashed_20__28_var_29_" svg:stroke-width="0.051cm" svg:stroke-color="#b3b3b3" draw:marker-start-width="0.276cm" draw:marker-end-width="0.276cm" draw:fill="solid" draw:fill-color="#e6e6e6" draw:textarea-horizontal-align="left" draw:textarea-vertical-align="top" draw:auto-grow-height="false" fo:padding-top="0.051cm" fo:padding-bottom="0.15cm" fo:padding-left="0.051cm" fo:padding-right="0.275cm"/>
    </style:style>
    <style:style style:name="gr8" style:family="graphic" style:parent-style-name="Tiny_20_arrow">
      <style:graphic-properties draw:textarea-horizontal-align="center"/>
    </style:style>
    <style:style style:name="P1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2" style:family="paragraph">
      <style:paragraph-properties fo:margin-left="0cm" fo:margin-right="0cm" fo:text-align="center" fo:text-indent="0cm"/>
      <style:text-properties fo:font-size="10.5pt" style:font-size-asian="10.5pt" style:font-size-complex="10.5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6pt" fo:font-weight="normal" style:font-size-asian="6pt" style:font-weight-asian="normal" style:font-size-complex="6pt" style:font-weight-complex="normal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0.635cm" svg:x="0.889cm" svg:y="4.029cm">
          <text:p text:style-name="P4"/>
          <draw:enhanced-geometry svg:viewBox="0 0 21600 21600" draw:text-areas="0 ?f0 ?f5 ?f2" draw:type="right-arrow" draw:modifiers="16176.4534883721 8116.9811320754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9.652cm" svg:height="3.175cm" svg:x="0.254cm" svg:y="0.254cm">
          <text:p text:style-name="P2"><text:span text:style-name="T1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9.652cm" svg:height="2.35cm" svg:x="0.254cm" svg:y="5.016cm">
          <text:p text:style-name="P3">Serve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.905cm" svg:height="0.885cm" svg:x="0.254cm" svg:y="3.494cm">
          <draw:text-box>
            <text:p text:style-name="P4">Time</text:p>
          </draw:text-box>
        </draw:frame>
        <draw:g>
          <draw:glue-point draw:id="4" svg:x="-2.755cm" svg:y="1.408cm"/>
          <draw:glue-point draw:id="5" svg:x="3.06cm" svg:y="1.408cm"/>
          <draw:glue-point draw:id="6" svg:x="-2.755cm" svg:y="1.408cm"/>
          <draw:glue-point draw:id="7" svg:x="-0.818cm" svg:y="1.408cm"/>
          <draw:glue-point draw:id="8" svg:x="-0.818cm" svg:y="1.408cm"/>
          <draw:glue-point draw:id="9" svg:x="1.124cm" svg:y="1.408cm"/>
          <draw:glue-point draw:id="10" svg:x="1.124cm" svg:y="1.408cm"/>
          <draw:glue-point draw:id="11" svg:x="-2.755cm" svg:y="1.408cm"/>
          <draw:glue-point draw:id="12" svg:x="-2.755cm" svg:y="-4.989cm"/>
          <draw:line draw:style-name="gr5" draw:text-style-name="P5" draw:layer="layout" svg:x1="3.634cm" svg:y1="5.851cm" svg:x2="5.155cm" svg:y2="5.851cm">
            <text:p text:style-name="P4"/>
          </draw:line>
          <draw:frame draw:style-name="gr6" draw:layer="layout" svg:width="1.637cm" svg:height="0.497cm" svg:x="3.576cm" svg:y="5.851cm">
            <draw:text-box>
              <text:p text:style-name="P4"><text:span text:style-name="T2">Processing</text:span></text:p>
            </draw:text-box>
          </draw:frame>
        </draw:g>
        <draw:g>
          <draw:glue-point draw:id="4" svg:x="-2.755cm" svg:y="1.408cm"/>
          <draw:glue-point draw:id="5" svg:x="3.06cm" svg:y="1.408cm"/>
          <draw:glue-point draw:id="6" svg:x="-2.755cm" svg:y="1.408cm"/>
          <draw:glue-point draw:id="7" svg:x="-0.818cm" svg:y="1.408cm"/>
          <draw:glue-point draw:id="8" svg:x="-0.818cm" svg:y="1.408cm"/>
          <draw:glue-point draw:id="9" svg:x="1.124cm" svg:y="1.408cm"/>
          <draw:glue-point draw:id="10" svg:x="1.124cm" svg:y="1.408cm"/>
          <draw:glue-point draw:id="11" svg:x="-2.755cm" svg:y="1.408cm"/>
          <draw:glue-point draw:id="12" svg:x="-2.755cm" svg:y="-4.989cm"/>
          <draw:line draw:style-name="gr5" draw:text-style-name="P5" draw:layer="layout" svg:x1="6.844cm" svg:y1="5.851cm" svg:x2="8.365cm" svg:y2="5.851cm">
            <text:p text:style-name="P4"/>
          </draw:line>
          <draw:frame draw:style-name="gr6" draw:layer="layout" svg:width="1.637cm" svg:height="0.497cm" svg:x="6.786cm" svg:y="5.851cm">
            <draw:text-box>
              <text:p text:style-name="P4"><text:span text:style-name="T2">Processing</text:span></text:p>
            </draw:text-box>
          </draw:frame>
        </draw:g>
        <draw:custom-shape draw:style-name="gr7" draw:text-style-name="P6" draw:layer="layout" svg:width="8.89cm" svg:height="0.953cm" svg:x="0.571cm" svg:y="1.006cm">
          <text:p text:style-name="P6"><text:span text:style-name="T3">Browser UI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0.571cm" svg:y1="1.482cm" svg:x2="9.461cm" svg:y2="1.482cm">
          <text:p text:style-name="P4"/>
        </draw:line>
        <draw:custom-shape draw:style-name="gr7" draw:text-style-name="P6" draw:layer="layout" svg:width="8.89cm" svg:height="0.953cm" svg:x="0.571cm" svg:y="2.158cm">
          <text:p text:style-name="P6"><text:span text:style-name="T3">AJAX Engine</text:span></text:p>
          <draw:enhanced-geometry svg:viewBox="0 0 21600 21600" draw:type="rectangle" draw:enhanced-path="M 0 0 L 21600 0 21600 21600 0 21600 0 0 Z N"/>
        </draw:custom-shape>
        <draw:frame draw:style-name="gr6" draw:layer="layout" svg:width="1.844cm" svg:height="0.497cm" svg:x="0.426cm" svg:y="1.464cm">
          <draw:text-box>
            <text:p text:style-name="P4"><text:span text:style-name="T2">User activity</text:span></text:p>
          </draw:text-box>
        </draw:frame>
        <draw:line draw:style-name="gr5" draw:text-style-name="P5" draw:layer="layout" svg:x1="0.571cm" svg:y1="2.634cm" svg:x2="9.461cm" svg:y2="2.634cm">
          <text:p text:style-name="P4"/>
        </draw:line>
        <draw:frame draw:style-name="gr6" draw:layer="layout" svg:width="2.835cm" svg:height="0.497cm" svg:x="0.426cm" svg:y="2.595cm">
          <draw:text-box>
            <text:p text:style-name="P4"><text:span text:style-name="T2">Client-side Processing</text:span></text:p>
          </draw:text-box>
        </draw:frame>
        <draw:line draw:style-name="gr8" draw:text-style-name="P5" draw:layer="layout" svg:x1="2.794cm" svg:y1="1.524cm" svg:x2="3.048cm" svg:y2="2.634cm">
          <text:p text:style-name="P3">input</text:p>
        </draw:line>
        <draw:line draw:style-name="gr8" draw:text-style-name="P5" draw:layer="layout" svg:x1="3.141cm" svg:y1="2.634cm" svg:x2="3.634cm" svg:y2="5.851cm">
          <text:p text:style-name="P3">background request</text:p>
        </draw:line>
        <draw:line draw:style-name="gr8" draw:text-style-name="P5" draw:layer="layout" svg:x1="3.604cm" svg:y1="2.634cm" svg:x2="3.836cm" svg:y2="1.482cm">
          <text:p text:style-name="P3">display</text:p>
        </draw:line>
        <draw:line draw:style-name="gr8" draw:text-style-name="P5" draw:layer="layout" svg:x1="4.094cm" svg:y1="1.524cm" svg:x2="4.348cm" svg:y2="2.634cm">
          <text:p text:style-name="P3">input</text:p>
        </draw:line>
        <draw:line draw:style-name="gr8" draw:text-style-name="P5" draw:layer="layout" svg:x1="4.904cm" svg:y1="2.634cm" svg:x2="5.136cm" svg:y2="1.482cm">
          <text:p text:style-name="P3">display</text:p>
        </draw:line>
        <draw:line draw:style-name="gr8" draw:text-style-name="P5" draw:layer="layout" svg:x1="5.155cm" svg:y1="5.851cm" svg:x2="5.446cm" svg:y2="2.634cm">
          <text:p text:style-name="P3">background response</text:p>
        </draw:line>
        <draw:line draw:style-name="gr8" draw:text-style-name="P5" draw:layer="layout" svg:x1="6.342cm" svg:y1="2.635cm" svg:x2="6.835cm" svg:y2="5.852cm">
          <text:p text:style-name="P3">background request</text:p>
        </draw:line>
        <draw:line draw:style-name="gr8" draw:text-style-name="P5" draw:layer="layout" svg:x1="8.356cm" svg:y1="5.852cm" svg:x2="8.647cm" svg:y2="2.635cm">
          <text:p text:style-name="P3">background response</text:p>
        </draw:line>
        <draw:line draw:style-name="gr8" draw:text-style-name="P5" draw:layer="layout" svg:x1="5.994cm" svg:y1="1.524cm" svg:x2="6.248cm" svg:y2="2.634cm">
          <text:p text:style-name="P3">input</text:p>
        </draw:line>
        <draw:line draw:style-name="gr8" draw:text-style-name="P5" draw:layer="layout" svg:x1="6.804cm" svg:y1="2.634cm" svg:x2="7.036cm" svg:y2="1.482cm">
          <text:p text:style-name="P3">display</text:p>
        </draw:line>
        <draw:line draw:style-name="gr8" draw:text-style-name="P5" draw:layer="layout" svg:x1="8.194cm" svg:y1="1.524cm" svg:x2="8.448cm" svg:y2="2.634cm">
          <text:p text:style-name="P3">input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Arrowheads_20_1" draw:display-name="Arrowheads 1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fo:color="#999999" style:text-outline="false" style:text-line-through-style="none" fo:font-family="'Bitstream Vera Sans'" style:font-style-name="Bold" style:font-family-generic="swiss" style:font-pitch="variable" fo:font-size="14pt" fo:font-style="normal" fo:text-shadow="none" style:text-underline-style="none" fo:font-weight="bold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rrow_20_Text" style:display-name="Arrow Text" style:family="graphic" style:parent-style-name="standard">
      <style:graphic-properties draw:stroke="none" draw:fill="none" draw:fill-image-width="0cm" draw:fill-image-height="0cm"/>
      <style:text-properties fo:color="#000000"/>
    </style:style>
    <style:style style:name="Small_20_arrow" style:display-name="Small arrow" style:family="graphic" style:parent-style-name="Arrow_20_Text">
      <style:graphic-properties draw:stroke="solid" svg:stroke-width="0cm" draw:marker-start-width="0.305cm" draw:marker-end="Arrow_20_concave" draw:marker-end-width="0.254cm" draw:fill="none" draw:fill-color="#ffffff" draw:textarea-vertical-align="bottom" draw:fit-to-contour="false" fo:padding-top="0cm" fo:padding-bottom="0.152cm" fo:padding-left="0cm" fo:padding-right="0cm" draw:shadow-offset-x="0.305cm" draw:shadow-offset-y="0.305cm"/>
      <style:paragraph-properties fo:margin-top="0cm" fo:margin-bottom="0cm">
        <style:tab-stops/>
      </style:paragraph-properties>
      <style:text-properties fo:font-size="6pt" fo:font-weight="normal"/>
    </style:style>
    <style:style style:name="Tiny_20_arrow" style:display-name="Tiny arrow" style:family="graphic" style:parent-style-name="Small_20_arrow">
      <style:graphic-properties draw:marker-end-width="0.152cm"/>
    </style:style>
  </office:styles>
  <office:automatic-styles>
    <style:page-layout style:name="PM0">
      <style:page-layout-properties fo:margin-top="0.254cm" fo:margin-bottom="0.254cm" fo:margin-left="0.254cm" fo:margin-right="0.254cm" fo:page-width="10.16cm" fo:page-height="7.62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Derek Chen-Becker</meta:initial-creator>
    <meta:creation-date>2009-01-13T15:12:13</meta:creation-date>
    <dc:creator>Derek Chen-Becker</dc:creator>
    <dc:date>2009-01-13T16:04:49</dc:date>
    <meta:editing-cycles>8</meta:editing-cycles>
    <meta:editing-duration>PT52M39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